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10eb32" officeooo:paragraph-rsid="0010eb32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officeooo:rsid="0010eb32" officeooo:paragraph-rsid="0010eb32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officeooo:rsid="0011efdb" officeooo:paragraph-rsid="0011efdb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text-underline-style="none" officeooo:rsid="0011efdb" officeooo:paragraph-rsid="0011efdb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text-underline-style="none" officeooo:rsid="001547ae" officeooo:paragraph-rsid="001547ae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text-underline-style="none" officeooo:rsid="0018fb07" officeooo:paragraph-rsid="0018fb07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text-underline-style="solid" style:text-underline-width="auto" style:text-underline-color="font-color" officeooo:rsid="0011efdb" officeooo:paragraph-rsid="0011efdb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underline-style="none" officeooo:rsid="0011efdb" officeooo:paragraph-rsid="0011efdb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underline-style="none" officeooo:rsid="001547ae" officeooo:paragraph-rsid="001547ae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underline-style="none" officeooo:rsid="0015f1ca" officeooo:paragraph-rsid="0018fb07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11efdb" officeooo:paragraph-rsid="0011efdb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1a3048" officeooo:paragraph-rsid="001a3048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officeooo:rsid="0027a5a4" officeooo:paragraph-rsid="0027a5a4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tyle="italic" style:text-underline-style="solid" style:text-underline-width="auto" style:text-underline-color="font-color" officeooo:rsid="00267678" officeooo:paragraph-rsid="00267678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tyle="italic" style:text-underline-style="none" officeooo:rsid="001a3048" officeooo:paragraph-rsid="001a3048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tyle="italic" style:text-underline-style="none" officeooo:rsid="0020d361" officeooo:paragraph-rsid="0020d361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tyle="italic" style:text-underline-style="none" officeooo:rsid="0020d361" officeooo:paragraph-rsid="00225708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tyle="italic" style:text-underline-style="none" officeooo:rsid="00225708" officeooo:paragraph-rsid="00225708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tyle="italic" style:text-underline-style="none" officeooo:rsid="002b2a4f" officeooo:paragraph-rsid="002b2a4f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tyle="normal" style:text-underline-style="solid" style:text-underline-width="auto" style:text-underline-color="font-color" officeooo:rsid="001a3048" officeooo:paragraph-rsid="001a3048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officeooo:rsid="0011efdb" officeooo:paragraph-rsid="0011efdb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underline-style="none" officeooo:rsid="0015f1ca" officeooo:paragraph-rsid="001547ae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underline-style="none" officeooo:rsid="0018fb07" officeooo:paragraph-rsid="0018fb07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officeooo:rsid="001a3048" officeooo:paragraph-rsid="001a3048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officeooo:rsid="00200cbb" officeooo:paragraph-rsid="001a3048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officeooo:rsid="0020d361" officeooo:paragraph-rsid="0020d361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tyle="normal" style:text-underline-style="none" officeooo:rsid="00225708" officeooo:paragraph-rsid="00225708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tyle="normal" style:text-underline-style="solid" style:text-underline-width="auto" style:text-underline-color="font-color" officeooo:rsid="001a3048" officeooo:paragraph-rsid="001a3048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tyle="normal" style:text-underline-style="solid" style:text-underline-width="auto" style:text-underline-color="font-color" officeooo:rsid="0020d361" officeooo:paragraph-rsid="0020d361" style:font-style-asian="normal" style:font-style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tyle="italic" style:text-underline-style="none" officeooo:rsid="002b2a4f" officeooo:paragraph-rsid="002b2a4f" style:font-style-asian="italic" style:font-style-complex="italic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officeooo:rsid="00225708" officeooo:paragraph-rsid="00225708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officeooo:rsid="0025a053" officeooo:paragraph-rsid="00225708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officeooo:rsid="0027a5a4" officeooo:paragraph-rsid="00267678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officeooo:rsid="002b2a4f" officeooo:paragraph-rsid="002b2a4f" style:font-style-asian="normal" style:font-style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officeooo:rsid="002d74e3" officeooo:paragraph-rsid="002b2a4f" style:font-style-asian="normal" style:font-style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officeooo:rsid="002e9718" officeooo:paragraph-rsid="002e9718" style:font-style-asian="normal" style:font-style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officeooo:rsid="002f2648" officeooo:paragraph-rsid="002f2648" style:font-style-asian="normal" style:font-style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officeooo:rsid="002f7fcc" officeooo:paragraph-rsid="002f7fcc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officeooo:rsid="0031da94" officeooo:paragraph-rsid="0031da94" style:font-style-asian="normal" style:font-style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officeooo:rsid="0033613f" officeooo:paragraph-rsid="0033613f" style:font-style-asian="normal" style:font-style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none" officeooo:rsid="00355487" officeooo:paragraph-rsid="00355487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solid" style:text-underline-width="auto" style:text-underline-color="font-color" officeooo:rsid="002b2a4f" officeooo:paragraph-rsid="002b2a4f" style:font-style-asian="normal" style:font-style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solid" style:text-underline-width="auto" style:text-underline-color="font-color" officeooo:rsid="002e9718" officeooo:paragraph-rsid="002e9718" style:font-style-asian="normal" style:font-style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fo:font-style="normal" style:text-underline-style="solid" style:text-underline-width="auto" style:text-underline-color="font-color" officeooo:rsid="00355487" officeooo:paragraph-rsid="00355487" style:font-style-asian="normal" style:font-style-complex="normal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style:text-underline-style="solid" style:text-underline-width="auto" style:text-underline-color="font-color"/>
    </style:style>
    <style:style style:name="T3" style:family="text">
      <style:text-properties fo:color="#c9211e" loext:opacity="100%" fo:font-style="normal" style:font-style-asian="normal" style:font-style-complex="normal"/>
    </style:style>
    <style:style style:name="T4" style:family="text">
      <style:text-properties fo:color="#c9211e" loext:opacity="100%" fo:font-style="normal" officeooo:rsid="00225708" style:font-style-asian="normal" style:font-style-complex="normal"/>
    </style:style>
    <style:style style:name="T5" style:family="text">
      <style:text-properties fo:color="#c9211e" loext:opacity="100%" style:text-underline-style="none"/>
    </style:style>
    <style:style style:name="T6" style:family="text">
      <style:text-properties fo:color="#c9211e" loext:opacity="100%" officeooo:rsid="002f2648"/>
    </style:style>
    <style:style style:name="T7" style:family="text">
      <style:text-properties fo:color="#c9211e" loext:opacity="100%" officeooo:rsid="00345cd6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officeooo:rsid="0015f1ca"/>
    </style:style>
    <style:style style:name="T10" style:family="text">
      <style:text-properties fo:color="#000000" loext:opacity="100%" style:text-underline-style="solid" style:text-underline-width="auto" style:text-underline-color="font-color"/>
    </style:style>
    <style:style style:name="T11" style:family="text">
      <style:text-properties officeooo:rsid="00150382"/>
    </style:style>
    <style:style style:name="T12" style:family="text">
      <style:text-properties officeooo:rsid="001547ae"/>
    </style:style>
    <style:style style:name="T13" style:family="text">
      <style:text-properties officeooo:rsid="0019d057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ca55e" style:font-style-asian="normal" style:font-style-complex="normal"/>
    </style:style>
    <style:style style:name="T16" style:family="text">
      <style:text-properties fo:font-style="normal" officeooo:rsid="00200cbb" style:font-style-asian="normal" style:font-style-complex="normal"/>
    </style:style>
    <style:style style:name="T17" style:family="text">
      <style:text-properties fo:font-style="normal" officeooo:rsid="00225708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style:use-window-font-color="true" loext:opacity="0%" fo:font-style="normal" style:font-style-asian="normal" style:font-style-complex="normal"/>
    </style:style>
    <style:style style:name="T20" style:family="text">
      <style:text-properties style:use-window-font-color="true" loext:opacity="0%" fo:font-style="normal" officeooo:rsid="00225708" style:font-style-asian="normal" style:font-style-complex="normal"/>
    </style:style>
    <style:style style:name="T21" style:family="text">
      <style:text-properties style:use-window-font-color="true" loext:opacity="0%" fo:font-style="normal" officeooo:rsid="0023e5af" style:font-style-asian="normal" style:font-style-complex="normal"/>
    </style:style>
    <style:style style:name="T22" style:family="text">
      <style:text-properties style:use-window-font-color="true" loext:opacity="0%" fo:font-style="normal" officeooo:rsid="0025a053" style:font-style-asian="normal" style:font-style-complex="normal"/>
    </style:style>
    <style:style style:name="T23" style:family="text">
      <style:text-properties style:use-window-font-color="true" loext:opacity="0%" fo:font-style="normal" officeooo:rsid="0027a5a4" style:font-style-asian="normal" style:font-style-complex="normal"/>
    </style:style>
    <style:style style:name="T24" style:family="text">
      <style:text-properties style:use-window-font-color="true" loext:opacity="0%" fo:font-style="normal" officeooo:rsid="002d74e3" style:font-style-asian="normal" style:font-style-complex="normal"/>
    </style:style>
    <style:style style:name="T25" style:family="text">
      <style:text-properties officeooo:rsid="002e9718"/>
    </style:style>
    <style:style style:name="T26" style:family="text">
      <style:text-properties officeooo:rsid="002f2648"/>
    </style:style>
    <style:style style:name="T27" style:family="text">
      <style:text-properties officeooo:rsid="002f9af0"/>
    </style:style>
    <style:style style:name="T28" style:family="text">
      <style:text-properties officeooo:rsid="00345c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ction entreprise</text:p>
      <text:p text:style-name="P1">Définition et type d’entreprise</text:p>
      <text:p text:style-name="P1"/>
      <text:p text:style-name="P2"/>
      <text:p text:style-name="P7">Qu’est ce qu’une entreprise ?</text:p>
      <text:p text:style-name="P7"/>
      <text:p text:style-name="P4">⇒ Composition</text:p>
      <text:p text:style-name="P4"><text:tab/>-Humain(s)</text:p>
      <text:p text:style-name="P4"><text:tab/>-Techniques <text:s text:c="2"/>}Moyens ⇒ <text:s/><text:span text:style-name="T2">Capitaux</text:span></text:p>
      <text:p text:style-name="P4"><text:tab/>-Finance</text:p>
      <text:p text:style-name="P4"/>
      <text:p text:style-name="P4">⇒ Qu’est ce que ça fait ?</text:p>
      <text:p text:style-name="P4"><text:tab/>-Organisé pour produire et vendre des <text:span text:style-name="T2">biens et/ou des services sur un marché</text:span></text:p>
      <text:p text:style-name="P3"/>
      <text:p text:style-name="P8">⇒ BUT</text:p>
      <text:p text:style-name="P8"><text:tab/>-Réaliser du <text:span text:style-name="T2">profit/des bénéfices</text:span></text:p>
      <text:p text:style-name="P3"/>
      <text:p text:style-name="P8">⇒ Pourquoi ?</text:p>
      <text:p text:style-name="P8"><text:tab/>-Satisfaire un/des <text:span text:style-name="T2">besoin(s)</text:span></text:p>
      <text:p text:style-name="P3"/>
      <text:p text:style-name="P13"><text:span text:style-name="T1">Définition : Unité économiquement et juridiquement autonome dont la fonction principale est de </text:span><text:span text:style-name="T5"><text:tab/> <text:s text:c="7"/></text:span><text:span text:style-name="T1">produire des biens ou/et des services pour le marché</text:span></text:p>
      <text:p text:style-name="P11"/>
      <text:p text:style-name="P11">1) Le découpage du système productif</text:p>
      <text:p text:style-name="P11"/>
      <text:p text:style-name="P8">⇒ Critère de classement d’une entreprise</text:p>
      <text:p text:style-name="P8"><text:tab/>-La taille</text:p>
      <text:p text:style-name="P8"><text:tab/>-La forme juridique</text:p>
      <text:p text:style-name="P8"><text:tab/>-Activité exercée</text:p>
      <text:p text:style-name="P8"/>
      <text:p text:style-name="P11">1.1) Classement selon la taille</text:p>
      <text:p text:style-name="P11"/>
      <text:p text:style-name="P8">⇒ Effectif salarié</text:p>
      <text:p text:style-name="P8">⇒ <text:span text:style-name="T11">Chiffre d’affaire(CA)</text:span></text:p>
      <text:p text:style-name="P8"><text:tab/>-<text:span text:style-name="T12">montant des ventes/part de marché</text:span></text:p>
      <text:p text:style-name="P9">⇒ Bénéfice</text:p>
      <text:p text:style-name="P9"><text:tab/>-<text:span text:style-name="T2">Total des revenus – total des charges</text:span></text:p>
      <text:p text:style-name="P5">⇒ Capitaux propres </text:p>
      <text:p text:style-name="P5"><text:tab/>-apporté à l’entreprise</text:p>
      <text:p text:style-name="P5"><text:tab/>-acquis au départ/pendant le fonctionnement </text:p>
      <text:p text:style-name="P5">⇒ part de la production exportée</text:p>
      <text:p text:style-name="P5">⇒ Valeur ajoutée(Valeur produite par l’entreprise)</text:p>
      <text:p text:style-name="P5"><text:tab/><text:span text:style-name="T1">-</text:span><text:span text:style-name="T2">production – consommation intermédiaire</text:span></text:p>
      <text:p text:style-name="P5"><text:span text:style-name="T1"><text:tab/></text:span><text:span text:style-name="T8">-</text:span><text:span text:style-name="T9">Contribue au PIB</text:span></text:p>
      <text:p text:style-name="P22"/>
      <text:p text:style-name="P6"><text:span text:style-name="T9">⇒</text:span><text:span text:style-name="T8"> </text:span><text:span text:style-name="T10">Taille</text:span></text:p>
      <text:p text:style-name="P23"><text:tab/>-petit et moyenne entreprise </text:p>
      <text:p text:style-name="P6"><text:tab/><text:tab/>- -250 employés CA annuel &lt;50 millions d’euros ou bilan &lt; 43 millions d’euros </text:p>
      <text:p text:style-name="P6"><text:tab/>-<text:span text:style-name="T13">entreprise de taille intermédiaire</text:span></text:p>
      <text:p text:style-name="P6"><text:tab/><text:tab/>- -<text:span text:style-name="T13">5000 employés CA annuel &lt;1500 millions d’euros ou bilan &lt;2000 millions d’euros</text:span></text:p>
      <text:p text:style-name="P10"><text:tab/>-<text:span text:style-name="T13">grandes entreprises </text:span></text:p>
      <text:p text:style-name="P10"><text:tab/><text:tab/>- <text:span text:style-name="T13">non classé dans les autres catégories</text:span></text:p>
      <text:p text:style-name="P10"><text:soft-page-break/></text:p>
      <text:p text:style-name="P10"/>
      <text:p text:style-name="P10"/>
      <text:p text:style-name="P12">1.2) Classement selon activité exercé</text:p>
      <text:p text:style-name="P15"/>
      <text:p text:style-name="P20">1.2.1)</text:p>
      <text:p text:style-name="P15">⇒ <text:span text:style-name="T14">Primaire : agriculture, pêche …</text:span></text:p>
      <text:p text:style-name="P24">⇒ Secondaire : activité de transformation</text:p>
      <text:p text:style-name="P24">⇒ Tertiaire : activité produisant des services</text:p>
      <text:p text:style-name="P24"/>
      <text:p text:style-name="P20">1.2.2) Selon L’INSEE</text:p>
      <text:p text:style-name="P24"/>
      <text:p text:style-name="P15"><text:span text:style-name="T14">⇒ </text:span><text:span text:style-name="T18">Secteur :</text:span></text:p>
      <text:p text:style-name="P24"><text:tab/>- Un secteur regroupe des entreprises qui ont la même activité principale</text:p>
      <text:p text:style-name="P24"/>
      <text:p text:style-name="P15"><text:span text:style-name="T14">⇒ </text:span><text:span text:style-name="T18">Branche :</text:span></text:p>
      <text:p text:style-name="P24"><text:tab/>-Une branche regroupe des entreprises regroupant les même produite</text:p>
      <text:p text:style-name="P15"><text:span text:style-name="T14"><text:tab/>-Une entreprise </text:span><text:span text:style-name="T15">qui produit plusieurs produit</text:span><text:span text:style-name="T16">s se situe dans plusieurs branches</text:span></text:p>
      <text:p text:style-name="P25"/>
      <text:p text:style-name="P16"><text:span text:style-name="T16">⇒</text:span><text:span text:style-name="T14"> </text:span><text:span text:style-name="T18">Filière :</text:span></text:p>
      <text:p text:style-name="P26"><text:tab/>-Chaîne d’activité qui se complètent, liée par des opérations d’achat et vente.</text:p>
      <text:p text:style-name="P26"><text:tab/>-Regroupe toute les branches qui produisent un produit final</text:p>
      <text:p text:style-name="P26"/>
      <text:p text:style-name="P29">1.3) Classement juridique</text:p>
      <text:p text:style-name="P26"/>
      <text:p text:style-name="P26"/>
      <text:p text:style-name="P26">⇒ Qui décide</text:p>
      <text:p text:style-name="P16"><text:span text:style-name="T14"><text:tab/>⇒ </text:span><text:span text:style-name="T3">Entreprise individuelle </text:span></text:p>
      <text:p text:style-name="P26"><text:tab/><text:tab/>-Sans Personnalité Juridique : Commerçant</text:p>
      <text:p text:style-name="P26"><text:tab/><text:tab/>-E.U.R.L</text:p>
      <text:p text:style-name="P16"><text:span text:style-name="T14"><text:tab/>⇒ </text:span><text:span text:style-name="T3">Entreprise sociétaire</text:span></text:p>
      <text:p text:style-name="P17"><text:span text:style-name="T14"><text:tab/><text:tab/>-</text:span><text:span text:style-name="T17">Commerciales</text:span></text:p>
      <text:p text:style-name="P27"><text:tab/><text:tab/><text:tab/>-Société de Personne</text:p>
      <text:p text:style-name="P27"><text:tab/><text:tab/><text:tab/>-S.A.R.L</text:p>
      <text:p text:style-name="P17"><text:span text:style-name="T17"><text:tab/><text:tab/><text:tab/>-Société de Capitaux</text:span><text:span text:style-name="T14"> </text:span></text:p>
      <text:p text:style-name="P17"><text:span text:style-name="T14"><text:tab/><text:tab/>-</text:span><text:span text:style-name="T17">Civiles</text:span></text:p>
      <text:p text:style-name="P27"><text:tab/><text:tab/><text:tab/>-S.C.I</text:p>
      <text:p text:style-name="P27"><text:tab/><text:tab/><text:tab/>-S.C.M</text:p>
      <text:p text:style-name="P27"><text:tab/><text:tab/>-Mutuelles Assurance</text:p>
      <text:p text:style-name="P27"><text:tab/><text:tab/>-S.C.O.P</text:p>
      <text:p text:style-name="P17"><text:span text:style-name="T17"><text:tab/><text:tab/>⇒ </text:span><text:span text:style-name="T4">Société = contrat</text:span></text:p>
      <text:p text:style-name="P17"><text:span text:style-name="T4"><text:tab/><text:tab/><text:tab/></text:span><text:span text:style-name="T20">-Associé</text:span></text:p>
      <text:p text:style-name="P31"><text:tab/><text:tab/><text:tab/>-Apport</text:p>
      <text:p text:style-name="P31"><text:tab/><text:tab/><text:tab/><text:tab/>-Somme du capital divisé en part sociale</text:p>
      <text:p text:style-name="P31"><text:tab/><text:tab/><text:tab/><text:tab/>-partage le bénéfices proportionnel aux apport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⇒ Schéma entreprise</text:p>
      <text:p text:style-name="P31"><text:tab/><text:tab/>-Ventes ⇐ Clients</text:p>
      <text:p text:style-name="P31"><text:tab/><text:tab/>-Achat ⇐ Fournisseur</text:p>
      <text:p text:style-name="P18"><text:span text:style-name="T19"><text:tab/><text:tab/></text:span><text:span text:style-name="T3">Valeur ajouté</text:span><text:span text:style-name="T19"> <text:s text:c="3"/></text:span></text:p>
      <text:p text:style-name="P18"><text:span text:style-name="T19"><text:tab/><text:tab/>- </text:span><text:span text:style-name="T21">Rémunération ⇒ </text:span><text:span text:style-name="T22">Salariés</text:span></text:p>
      <text:p text:style-name="P32"><text:tab/><text:tab/>-Impôt Taxe ⇒ État</text:p>
      <text:p text:style-name="P32"><text:tab/><text:tab/>- Intérêts ⇒ Préteurs</text:p>
      <text:p text:style-name="P32"><text:tab/><text:tab/>= Résultat</text:p>
      <text:p text:style-name="P32"><text:tab/><text:tab/>- Autofinancement ⇒ entreprise</text:p>
      <text:p text:style-name="P32"><text:tab/><text:tab/>-Dividendes ⇒ Associé</text:p>
      <text:p text:style-name="P32"><text:tab/></text:p>
      <text:p text:style-name="P14"><text:span text:style-name="T19">2)Comment l’entreprise s’insère </text:span><text:span text:style-name="T23">t-elle dans le système productif ?</text:span></text:p>
      <text:p text:style-name="P33"/>
      <text:p text:style-name="P19"><text:span text:style-name="T23">⇒</text:span><text:span text:style-name="T19"> PME/PMI</text:span></text:p>
      <text:p text:style-name="P34"><text:tab/>-95 % des entreprises industrielle</text:p>
      <text:p text:style-name="P34"><text:tab/>-55 % des emplois industrielles</text:p>
      <text:p text:style-name="P34"/>
      <text:p text:style-name="P34">⇒ France = 5ème production industrielle</text:p>
      <text:p text:style-name="P34"/>
      <text:p text:style-name="P34">⇒ France = 75 % entreprises = -500 salariés</text:p>
      <text:p text:style-name="P34"/>
      <text:p text:style-name="P42">2.1)Relation entre les entreprises</text:p>
      <text:p text:style-name="P42"/>
      <text:p text:style-name="P42">2.2.1 Relation de concurrence</text:p>
      <text:p text:style-name="P42"/>
      <text:p text:style-name="P19"><text:span text:style-name="T19">⇒ D</text:span><text:span text:style-name="T24">épend </text:span></text:p>
      <text:p text:style-name="P35"><text:tab/>-<text:span text:style-name="T25">D</text:span>e la structure du marché</text:p>
      <text:p text:style-name="P35"><text:tab/>-<text:span text:style-name="T25">Force/faiblesse des entreprises</text:span></text:p>
      <text:p text:style-name="P35"><text:tab/>-<text:span text:style-name="T25">Baisser ses prix</text:span></text:p>
      <text:p text:style-name="P35"><text:tab/>-<text:span text:style-name="T25">Modifier le produit, le différencier</text:span></text:p>
      <text:p text:style-name="P35"><text:tab/><text:tab/>-<text:span text:style-name="T25">Entente avec la concurrence est illégale</text:span></text:p>
      <text:p text:style-name="P35"/>
      <text:p text:style-name="P43">2.2.2) Relation de complémentarité</text:p>
      <text:p text:style-name="P43"/>
      <text:p text:style-name="P36">⇒ L’intégration</text:p>
      <text:p text:style-name="P36"><text:tab/>-Intègre des activités</text:p>
      <text:p text:style-name="P36"><text:tab/><text:tab/>-En aval pour se rapprocher de ses clients</text:p>
      <text:p text:style-name="P36"><text:tab/><text:tab/>-En amont pour se rapprocher de ses fournisseurs</text:p>
      <text:p text:style-name="P36"/>
      <text:p text:style-name="P36">⇒ Sous-traitance</text:p>
      <text:p text:style-name="P36"><text:tab/>-Contrat par lequel une entreprise (<text:span text:style-name="T1">donneuse d’ordre</text:span>) fait exécuter par d’autres entreprises <text:tab/>(<text:span text:style-name="T1">sous-traitants</text:span>) une parti de sa production. </text:p>
      <text:p text:style-name="P36"><text:tab/>-Choix entre «le faire et le faire faire»</text:p>
      <text:p text:style-name="P36"><text:tab/>-<text:span text:style-name="T26">C’est </text:span><text:span text:style-name="T6">l’externalisation</text:span><text:span text:style-name="T26"> de l’activité productive</text:span></text:p>
      <text:p text:style-name="P36"/>
      <text:p text:style-name="P37">Les entreprises concerné ne perdent pas leur autonomie juridique</text:p>
      <text:p text:style-name="P37"/>
      <text:p text:style-name="P38">⇒ GIE(Groupe d’Intérêt Économique)</text:p>
      <text:p text:style-name="P38"><text:tab/>-Il permet à ses membres de conjuguer leurs efforts pour atteindre un objectif commun</text:p>
      <text:p text:style-name="P38"><text:tab/>-Plusieurs entreprises mettent en commun des moyens afin de développer leur activité avec <text:tab/> <text:s/>bénéfice (Partage des bénéfices<text:span text:style-name="T27">)</text:span></text:p>
      <text:p text:style-name="P38"/>
      <text:p text:style-name="P39"><text:soft-page-break/>⇒ Franchise </text:p>
      <text:p text:style-name="P39"><text:tab/>-Franchiseur met à disposition du franchiser son savoir, la marque, …</text:p>
      <text:p text:style-name="P39"><text:tab/>-Moyennant le paiement d’une redevance (% du CA)</text:p>
      <text:p text:style-name="P39"/>
      <text:p text:style-name="P39">⇒ Avantage du franchiseur </text:p>
      <text:p text:style-name="P39"><text:tab/>-Il trouve avec peu de frais un réseau de distribution</text:p>
      <text:p text:style-name="P39"/>
      <text:p text:style-name="P39">⇒ Avantage du franchiser</text:p>
      <text:p text:style-name="P39"><text:tab/>-Bénéficie d’un savoir faire, d’une image de marque…</text:p>
      <text:p text:style-name="P39"/>
      <text:p text:style-name="P39">⇒ Cession de licence ou licence d’exploitation</text:p>
      <text:p text:style-name="P39"><text:tab/>-Une entreprise vend à une autre entreprise le droit d’utiliser son titre de propriété <text:tab/><text:tab/> <text:s text:c="2"/>industrielle</text:p>
      <text:p text:style-name="P39"><text:tab/><text:tab/>-(Brevet d’invention, marque de fabrique)</text:p>
      <text:p text:style-name="P39"/>
      <text:p text:style-name="P39">⇒ Accord de distribution</text:p>
      <text:p text:style-name="P39"><text:tab/>-L’entreprise utilise les services commerciaux d’une autre entreprise pour distribuer ses <text:tab/> <text:s/><text:tab/> <text:s/>produits</text:p>
      <text:p text:style-name="P39"/>
      <text:p text:style-name="P39">⇒ Portage</text:p>
      <text:p text:style-name="P39"><text:tab/>-Une entreprise peut profiter de l’expérience et des moyens d’une autre entreprise pour <text:tab/> <text:s/><text:tab/> <text:s/>exporter</text:p>
      <text:p text:style-name="P39"/>
      <text:p text:style-name="P40">⇒ Filiale commune</text:p>
      <text:p text:style-name="P40"><text:tab/>-<text:span text:style-name="T7">Joint-venture</text:span></text:p>
      <text:p text:style-name="P40"><text:tab/>-<text:span text:style-name="T28">Création d’une entreprise conjointe par plusieurs entreprises</text:span></text:p>
      <text:p text:style-name="P40"><text:tab/>-<text:span text:style-name="T28">Capital, exploitation et risque de la filiale partagé</text:span></text:p>
      <text:p text:style-name="P40"/>
      <text:p text:style-name="P44">3)Les mouvements de concentration</text:p>
      <text:p text:style-name="P41"/>
      <text:p text:style-name="P41">⇒ Les entreprises se regroupent pour plusieurs raisons</text:p>
      <text:p text:style-name="P41"><text:tab/>-Industrielle</text:p>
      <text:p text:style-name="P41"><text:tab/>-Commercial</text:p>
      <text:p text:style-name="P41"><text:tab/>-Financière</text:p>
      <text:p text:style-name="P41"/>
      <text:p text:style-name="P41">⇒ Groupe</text:p>
      <text:p text:style-name="P41"><text:tab/>-Ensemble d’entreprise avec une société mère et des filiales</text:p>
      <text:p text:style-name="P41"><text:tab/>-Prise de contrôle par la société mère sur une filiale</text:p>
      <text:p text:style-name="P41"/>
      <text:p text:style-name="P41">⇒ Société portefeuille </text:p>
      <text:p text:style-name="P41"><text:tab/>-<text:span text:style-name="T1">Holding</text:span></text:p>
      <text:p text:style-name="P41"><text:tab/>-Ensemble d’entreprises reliés financièrement à une même société mère</text:p>
      <text:p text:style-name="P41"/>
      <text:p text:style-name="P41">⇒ Effet positif</text:p>
      <text:p text:style-name="P41"><text:tab/>-Gagner des parts de marché</text:p>
      <text:p text:style-name="P41"><text:tab/>-Réduire les coûts </text:p>
      <text:p text:style-name="P41"><text:tab/><text:tab/>-mettre les fonctions et les services en commun</text:p>
      <text:p text:style-name="P41"><text:tab/>-Augmenter la force par rapport aux grandes group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6:22:34.243960739</meta:creation-date>
    <dc:date>2022-09-26T20:00:45.346978857</dc:date>
    <meta:editing-duration>PT1H31M52S</meta:editing-duration>
    <meta:editing-cycles>26</meta:editing-cycles>
    <meta:generator>LibreOffice/7.3.6.2$Linux_X86_64 LibreOffice_project/30$Build-2</meta:generator>
    <meta:document-statistic meta:table-count="0" meta:image-count="0" meta:object-count="0" meta:page-count="4" meta:paragraph-count="145" meta:word-count="735" meta:character-count="5068" meta:non-whitespace-character-count="4290"/>
  </office:meta>
</office:document-meta>
</file>